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4583in" fo:margin-left="0in" table:align="left" style:writing-mode="lr-tb"/>
    </style:style>
    <style:style style:name="Table3.A" style:family="table-column">
      <style:table-column-properties style:column-width="6.4583in"/>
    </style:style>
    <style:style style:name="Table3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4" style:family="table">
      <style:table-properties style:width="4.9375in" fo:margin-left="0in" table:align="left" style:writing-mode="lr-tb"/>
    </style:style>
    <style:style style:name="Table4.A" style:family="table-column">
      <style:table-column-properties style:column-width="4.9375in"/>
    </style:style>
    <style:style style:name="Table4.A1" style:family="table-cell">
      <style:table-cell-properties style:vertical-align="top" fo:padding="0.0694in" fo:border="0.25pt solid #000000"/>
    </style:style>
    <style:style style:name="Table5" style:family="table">
      <style:table-properties style:width="4.7986in" fo:margin-left="0in" table:align="left" style:writing-mode="lr-tb"/>
    </style:style>
    <style:style style:name="Table5.A" style:family="table-column">
      <style:table-column-properties style:column-width="4.7986in"/>
    </style:style>
    <style:style style:name="Table5.A1" style:family="table-cell">
      <style:table-cell-properties style:vertical-align="top" fo:padding="0.0694in" fo:border="0.25pt solid #000000"/>
    </style:style>
    <style:style style:name="Table5.A2" style:family="table-cell">
      <style:table-cell-properties style:vertical-align="top" fo:background-color="#e69138" fo:padding="0.0694in" fo:border="0.25pt solid #000000">
        <style:background-image/>
      </style:table-cell-properties>
    </style:style>
    <style:style style:name="Table5.A3" style:family="table-cell">
      <style:table-cell-properties style:vertical-align="top" fo:background-color="#4a86e8" fo:padding="0.0694in" fo:border="0.25pt solid #000000">
        <style:background-image/>
      </style:table-cell-properties>
    </style:style>
    <style:style style:name="Table5.A4" style:family="table-cell">
      <style:table-cell-properties style:vertical-align="top" fo:background-color="#f1c232" fo:padding="0.0694in" fo:border="0.25pt solid #000000">
        <style:background-image/>
      </style:table-cell-properties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6.925in" fo:margin-left="0in" table:align="left" style:writing-mode="lr-tb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4583in" fo:margin-left="0in" table:align="left" style:writing-mode="lr-tb"/>
    </style:style>
    <style:style style:name="Table9.A" style:family="table-column">
      <style:table-column-properties style:column-width="6.4583in"/>
    </style:style>
    <style:style style:name="Table9.A1" style:family="table-cell">
      <style:table-cell-properties style:vertical-align="top" fo:background-color="#ffff00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10" style:family="table">
      <style:table-properties style:width="4.9375in" fo:margin-left="0in" table:align="left" style:writing-mode="lr-tb"/>
    </style:style>
    <style:style style:name="Table10.A" style:family="table-column">
      <style:table-column-properties style:column-width="4.9375in"/>
    </style:style>
    <style:style style:name="Table10.A1" style:family="table-cell">
      <style:table-cell-properties style:vertical-align="top" fo:padding="0.0694in" fo:border="0.25pt solid #000000"/>
    </style:style>
    <style:style style:name="Table11" style:family="table">
      <style:table-properties style:width="4.1875in" fo:margin-left="0in" table:align="left" style:writing-mode="lr-tb"/>
    </style:style>
    <style:style style:name="Table11.A" style:family="table-column">
      <style:table-column-properties style:column-width="4.1875in"/>
    </style:style>
    <style:style style:name="Table11.A1" style:family="table-cell">
      <style:table-cell-properties style:vertical-align="top" fo:padding="0.0694in" fo:border="0.25pt solid #000000"/>
    </style:style>
    <style:style style:name="Table11.A2" style:family="table-cell">
      <style:table-cell-properties style:vertical-align="top" fo:background-color="#e69138" fo:padding="0.0694in" fo:border="0.25pt solid #000000">
        <style:background-image/>
      </style:table-cell-properties>
    </style:style>
    <style:style style:name="Table11.A3" style:family="table-cell">
      <style:table-cell-properties style:vertical-align="top" fo:background-color="#ff9900" fo:padding="0.0694in" fo:border="0.25pt solid #000000">
        <style:background-image/>
      </style:table-cell-properties>
    </style:style>
    <style:style style:name="Table11.A4" style:family="table-cell">
      <style:table-cell-properties style:vertical-align="top" fo:background-color="#f1c232" fo:padding="0.0694in" fo:border="0.25pt solid #000000">
        <style:background-image/>
      </style:table-cell-properties>
    </style:style>
    <style:style style:name="Table11.A8" style:family="table-cell">
      <style:table-cell-properties style:vertical-align="top" fo:background-color="#9900ff" fo:padding="0.0694in" fo:border="0.25pt solid #000000">
        <style:background-image/>
      </style:table-cell-properties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9" style:family="paragraph" style:parent-style-name="Standard">
      <style:paragraph-properties fo:margin-left="1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0" style:family="paragraph" style:parent-style-name="Standard">
      <style:paragraph-properties fo:margin-left="1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22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ae2ca" officeooo:paragraph-rsid="001ae2c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1ae2ca" officeooo:paragraph-rsid="001ae2ca" style:font-name-asian="Verdana" style:font-style-asian="normal" style:font-weight-asian="normal" style:font-name-complex="Verdana" style:font-style-complex="normal" style:font-weight-complex="normal"/>
    </style:style>
    <style:style style:name="P26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7" style:family="paragraph" style:parent-style-name="Standard" style:list-style-name="LS2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8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ff99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fo:background-color="#9900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">TINKER ACADEMY</text:span></text:p>
      <text:p text:style-name="P4"/>
      <text:p text:style-name="P2"><text:span text:style-name="T3">SCRATCH Programming Beginner</text:span></text:p>
      <text:p text:style-name="P6"/>
      <text:p text:style-name="P3"><text:span text:style-name="T2">Quiz 4:Statements Expressions Control Flow and Variables (Part 2)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 to the Class!</text:span></text:p>
            <text:p text:style-name="P12"/>
            <text:p text:style-name="P11"><text:span text:style-name="T5">This quiz will cover the </text:span><text:span text:style-name="T8">fourth</text:span><text:span text:style-name="T5"> SCRATCH Programming Beginner class.</text:span></text:p>
            <text:p text:style-name="P12"/>
            <text:p text:style-name="P11"><text:span text:style-name="T5">This quiz is graded!</text:span></text:p>
          </table:table-cell>
        </table:table-row>
      </table:table>
      <text:p text:style-name="P1"/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 1</text:span></text:p>
          </table:table-cell>
        </table:table-row>
        <table:table-row>
          <table:table-cell table:style-name="Table2.A2" office:value-type="string">
            <text:p text:style-name="P17"><text:span text:style-name="T5">The Scratch program below has 1 Sprite. The Sprite has 1 Script. </text:span></text:p>
            <text:p text:style-name="P13"/>
            <text:p text:style-name="P17"><text:span text:style-name="T5">What will the Sprite’s x and y location when the Green Flag is clicked?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0"><text:span text:style-name="T5">Script Tab</text:span></text:p>
                </table:table-cell>
              </table:table-row>
              <table:table-row>
                <table:table-cell table:style-name="Table3.A2" office:value-type="string">
                  <text:p text:style-name="P14"/>
                  <table:table table:name="Table4" table:style-name="Table4">
                    <table:table-column table:style-name="Table4.A"/>
                    <table:table-row>
                      <table:table-cell table:style-name="Table4.A1" office:value-type="string">
                        <text:p text:style-name="P16"/>
                        <table:table table:name="Table5" table:style-name="Table5">
                          <table:table-column table:style-name="Table5.A"/>
                          <table:table-row>
                            <table:table-cell table:style-name="Table5.A1" office:value-type="string">
                              <text:p text:style-name="P11"><text:span text:style-name="T8">Script 1</text:span></text:p>
                            </table:table-cell>
                          </table:table-row>
                          <table:table-row>
                            <table:table-cell table:style-name="Table5.A2" office:value-type="string">
                              <text:p text:style-name="P11"><text:span text:style-name="T5">when Flag clicked</text:span></text:p>
                            </table:table-cell>
                          </table:table-row>
                          <table:table-row>
                            <table:table-cell table:style-name="Table5.A3" office:value-type="string">
                              <text:p text:style-name="P18"><text:span text:style-name="T5">go to x: (0) y:(0) </text:span></text:p>
                            </table:table-cell>
                          </table:table-row>
                          <table:table-row>
                            <table:table-cell table:style-name="Table5.A4" office:value-type="string">
                              <text:p text:style-name="P18"><text:span text:style-name="T5">stop (all)</text:span></text:p>
                            </table:table-cell>
                          </table:table-row>
                          <table:table-row>
                            <table:table-cell table:style-name="Table5.A3" office:value-type="string">
                              <text:p text:style-name="P18"><text:span text:style-name="T5">glide (1) secs to x:(100) y:(100)</text:span></text:p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15"/>
            <text:p text:style-name="P12"/>
            <text:p text:style-name="P11"><text:span text:style-name="T5">Indicate both the x and y location</text:span></text:p>
            <text:p text:style-name="P12"/>
            <text:p text:style-name="P11"><text:span text:style-name="T5">Write your answer below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25">x:0 y:0</text:p>
            <text:p text:style-name="P12"/>
            <text:p text:style-name="P12"/>
          </table:table-cell>
        </table:table-row>
      </table:table>
      <text:p text:style-name="P1"/>
      <text:p text:style-name="P9"><text:soft-page-break/></text:p>
      <text:p text:style-name="P8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T5">Question 2</text:span></text:p>
          </table:table-cell>
        </table:table-row>
        <table:table-row>
          <table:table-cell table:style-name="Table6.A2" office:value-type="string">
            <text:p text:style-name="P11"><text:span text:style-name="T5">The Scratch program below has 1 Sprite. The Sprite has 1 Variable called </text:span><text:span text:style-name="T6">STEPS</text:span></text:p>
            <text:p text:style-name="P12"/>
            <text:p text:style-name="P11"><text:span text:style-name="T5">You want the value of the variable to be 0</text:span></text:p>
            <text:p text:style-name="P12"/>
            <text:p text:style-name="P11"><text:span text:style-name="T5">Which of the following statements will set the value of the variable to 0</text:span></text:p>
            <text:p text:style-name="P12"/>
            <text:list xml:id="list3356630985459506191" text:style-name="LS1">
              <text:list-item>
                <text:p text:style-name="P26"><text:span text:style-name="T6">set (STEPS) to (0)</text:span></text:p>
              </text:list-item>
              <text:list-item>
                <text:p text:style-name="P26"><text:span text:style-name="T6">change (STEPS) by (1)</text:span></text:p>
              </text:list-item>
              <text:list-item>
                <text:p text:style-name="P26"><text:span text:style-name="T6">show variable (STEPS)</text:span></text:p>
              </text:list-item>
              <text:list-item>
                <text:p text:style-name="P26"><text:span text:style-name="T6">hide variable (STEPS)</text:span></text:p>
              </text:list-item>
            </text:list>
            <text:p text:style-name="P12"/>
            <text:p text:style-name="P11"><text:span text:style-name="T5">Type in 1 in the Answer Box below if you think 1 is the correct answer</text:span></text:p>
            <text:p text:style-name="P11"><text:span text:style-name="T5">Type in 2 in the Answer Box below if you think 2 is the correct answer</text:span></text:p>
            <text:p text:style-name="P11"><text:span text:style-name="T5">Type in 3 in the Answer Box below if you think 3 is the correct answer</text:span></text:p>
            <text:p text:style-name="P11"><text:span text:style-name="T5">Type in 4 in the Answer Box below if you think 4 is the correct answer</text:span></text:p>
            <text:p text:style-name="P12"/>
            <text:p text:style-name="P11"><text:span text:style-name="T5">Write your answer below</text:span></text:p>
          </table:table-cell>
        </table:table-row>
        <table:table-row>
          <table:table-cell table:style-name="Table6.A1" office:value-type="string">
            <text:p text:style-name="P12">Answer</text:p>
          </table:table-cell>
        </table:table-row>
        <table:table-row>
          <table:table-cell table:style-name="Table6.A4" office:value-type="string">
            <text:p text:style-name="P24">1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9"/>
      <text:p text:style-name="P8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text:span text:style-name="T5">Question 3</text:span></text:p>
          </table:table-cell>
        </table:table-row>
        <table:table-row>
          <table:table-cell table:style-name="Table7.A2" office:value-type="string">
            <text:p text:style-name="P11"><text:span text:style-name="T5">The Scratch program below has 1 Sprite. The Sprite has 1 Variable called </text:span><text:span text:style-name="T6">STEPS</text:span></text:p>
            <text:p text:style-name="P12"/>
            <text:p text:style-name="P11"><text:span text:style-name="T5">The current value of the variable is 1.</text:span></text:p>
            <text:p text:style-name="P11"><text:span text:style-name="T5">You want the </text:span><text:span text:style-name="T8">change</text:span><text:span text:style-name="T5"> </text:span><text:span text:style-name="T8">of the variable</text:span><text:span text:style-name="T5"> </text:span><text:span text:style-name="T8">by</text:span><text:span text:style-name="T5"> </text:span><text:span text:style-name="T8">1</text:span></text:p>
            <text:p text:style-name="P12"/>
            <text:p text:style-name="P11"><text:span text:style-name="T5">Which of the following statements will change the value of the variable by 1?</text:span></text:p>
            <text:p text:style-name="P12"/>
            <text:list xml:id="list3890626862229741215" text:style-name="LS2">
              <text:list-item>
                <text:p text:style-name="P27"><text:span text:style-name="T6">set (STEPS) to (1)</text:span></text:p>
              </text:list-item>
              <text:list-item>
                <text:p text:style-name="P27"><text:span text:style-name="T6">change (STEPS) by (1)</text:span></text:p>
              </text:list-item>
              <text:list-item>
                <text:p text:style-name="P27"><text:span text:style-name="T6">show variable (STEPS)</text:span></text:p>
              </text:list-item>
              <text:list-item>
                <text:p text:style-name="P27"><text:span text:style-name="T6">hide variable (STEPS)</text:span></text:p>
              </text:list-item>
            </text:list>
            <text:p text:style-name="P12"/>
            <text:p text:style-name="P11"><text:span text:style-name="T5">Type in 1 in the Answer Box below if you think 1 is the correct answer</text:span></text:p>
            <text:p text:style-name="P11"><text:span text:style-name="T5">Type in 2 in the Answer Box below if you think 2 is the correct answer</text:span></text:p>
            <text:p text:style-name="P11"><text:span text:style-name="T5">Type in 3 in the Answer Box below if you think 3 is the correct answer</text:span></text:p>
            <text:p text:style-name="P11"><text:span text:style-name="T5">Type in 4 in the Answer Box below if you think 4 is the correct answer</text:span></text:p>
            <text:p text:style-name="P12"><text:soft-page-break/></text:p>
            <text:p text:style-name="P11"><text:span text:style-name="T5">Write your answer below</text:span></text:p>
          </table:table-cell>
        </table:table-row>
        <table:table-row>
          <table:table-cell table:style-name="Table7.A1" office:value-type="string">
            <text:p text:style-name="P12">Answer</text:p>
          </table:table-cell>
        </table:table-row>
        <table:table-row>
          <table:table-cell table:style-name="Table7.A4" office:value-type="string">
            <text:p text:style-name="P24">1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<text:span text:style-name="T5">Question 4</text:span></text:p>
          </table:table-cell>
        </table:table-row>
        <table:table-row>
          <table:table-cell table:style-name="Table8.A2" office:value-type="string">
            <text:p text:style-name="P17"><text:span text:style-name="T5">The Scratch program below has 1 Sprite. The Sprite has 1 Script. The Sprite has 1 Variable called </text:span><text:span text:style-name="T6">COUNTER</text:span></text:p>
            <text:p text:style-name="P13"/>
            <text:p text:style-name="P17"><text:span text:style-name="T5">What will be value of COUNTER displayed by the </text:span><text:span text:style-name="T7">say</text:span><text:span text:style-name="T5"> block</text:span></text:p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0"><text:span text:style-name="T5">Script Tab</text:span></text:p>
                </table:table-cell>
              </table:table-row>
              <table:table-row>
                <table:table-cell table:style-name="Table9.A2" office:value-type="string">
                  <text:p text:style-name="P14"/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16"/>
                        <table:table table:name="Table11" table:style-name="Table11">
                          <table:table-column table:style-name="Table11.A"/>
                          <table:table-row>
                            <table:table-cell table:style-name="Table11.A1" office:value-type="string">
                              <text:p text:style-name="P11"><text:span text:style-name="T8">Script 1</text:span></text:p>
                            </table:table-cell>
                          </table:table-row>
                          <table:table-row>
                            <table:table-cell table:style-name="Table11.A2" office:value-type="string">
                              <text:p text:style-name="P11"><text:span text:style-name="T5">when Flag clicked</text:span></text:p>
                            </table:table-cell>
                          </table:table-row>
                          <table:table-row>
                            <table:table-cell table:style-name="Table11.A3" office:value-type="string">
                              <text:p text:style-name="P18"><text:span text:style-name="T5">set COUNTER to 0</text:span></text:p>
                            </table:table-cell>
                          </table:table-row>
                          <table:table-row>
                            <table:table-cell table:style-name="Table11.A4" office:value-type="string">
                              <text:p text:style-name="P28">forever</text:p>
                            </table:table-cell>
                          </table:table-row>
                          <table:table-row>
                            <table:table-cell table:style-name="Table11.A4" office:value-type="string">
                              <text:p text:style-name="P19"><text:span text:style-name="T5">if COUNTER &gt; 10</text:span></text:p>
                            </table:table-cell>
                          </table:table-row>
                          <table:table-row>
                            <table:table-cell table:style-name="Table11.A4" office:value-type="string">
                              <text:p text:style-name="P20"><text:span text:style-name="T5">stop (all)</text:span></text:p>
                            </table:table-cell>
                          </table:table-row>
                          <table:table-row>
                            <table:table-cell table:style-name="Table11.A3" office:value-type="string">
                              <text:p text:style-name="P19"><text:span text:style-name="T5">change COUNTER by (1)</text:span></text:p>
                            </table:table-cell>
                          </table:table-row>
                          <table:table-row>
                            <table:table-cell table:style-name="Table11.A8" office:value-type="string">
                              <text:p text:style-name="P18"><text:span text:style-name="T5">say </text:span><text:span text:style-name="T6">(COUNTER)</text:span></text:p>
                            </table:table-cell>
                          </table:table-row>
                        </table:table>
                        <text:p text:style-name="P14"/>
                      </table:table-cell>
                    </table:table-row>
                  </table:table>
                  <text:p text:style-name="P14"/>
                </table:table-cell>
              </table:table-row>
            </table:table>
            <text:p text:style-name="P15"/>
            <text:p text:style-name="P12"/>
            <text:p text:style-name="P11"><text:span text:style-name="T5">Write your answer below</text:span></text:p>
          </table:table-cell>
        </table:table-row>
        <table:table-row>
          <table:table-cell table:style-name="Table8.A1" office:value-type="string">
            <text:p text:style-name="P12">Answer</text:p>
          </table:table-cell>
        </table:table-row>
        <table:table-row>
          <table:table-cell table:style-name="Table8.A4" office:value-type="string">
            <text:p text:style-name="P25">Not Graded!</text:p>
            <text:p text:style-name="P12"/>
            <text:p text:style-name="P12"/>
          </table:table-cell>
        </table:table-row>
      </table:table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19T13:03:02.870545000</dc:date>
    <meta:editing-duration>PT1M52S</meta:editing-duration>
    <meta:document-statistic meta:table-count="11" meta:image-count="0" meta:object-count="0" meta:page-count="3" meta:paragraph-count="66" meta:word-count="424" meta:character-count="2131" meta:non-whitespace-character-count="1770"/>
  </office:meta>
</office:document-meta>
</file>